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normal" fo:font-family="'Times New Roman'" style:font-family-asian="'Times New Roman'" style:font-family-complex="'Times New Roman'" fo:background-color="transparent" style:use-window-font-color="true"/>
    </style:style>
    <style:style style:name="T2" style:family="text">
      <style:text-properties fo:font-size="24.00pt" fo:font-weight="normal" fo:font-family="'Segoe UI Symbol'" style:font-family-asian="'Segoe UI Symbol'" style:font-family-complex="'Segoe UI Symbol'" fo:background-color="transparent" style:use-window-font-color="true"/>
    </style:style>
    <style:style style:name="T3" style:family="text">
      <style:text-properties fo:font-size="24.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20.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8.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5.00pt" fo:font-weight="normal"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normal" fo:font-family="'Times New Roman'" style:font-family-asian="'Times New Roman'" style:font-family-complex="'Times New Roman'" fo:background-color="transparent" style:use-window-font-color="true"/>
    </style:style>
    <style:style style:name="T14" style:family="text">
      <style:text-properties fo:font-size="14.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5.00pt" fo:font-weight="normal" fo:font-family="'Times New Roman'" style:font-family-asian="'Times New Roman'" style:font-family-complex="'Times New Roman'"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5.00pt" fo:font-weight="normal" fo:font-family="'Times New Roman'" style:font-family-asian="'Times New Roman'" style:font-family-complex="'Times New Roman'" fo:background-color="transparent" style:use-window-font-color="true"/>
    </style:style>
    <style:style style:name="T20" style:family="text">
      <style:text-properties fo:font-size="14.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5.00pt" fo:font-weight="normal" fo:font-family="'Times New Roman'" style:font-family-asian="'Times New Roman'" style:font-family-complex="'Times New Roman'" fo:background-color="transparent" style:use-window-font-color="true"/>
    </style:style>
    <style:style style:name="T23" style:family="text">
      <style:text-properties fo:font-size="14.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5.00pt" fo:font-weight="normal" fo:font-family="'Times New Roman'" style:font-family-asian="'Times New Roman'" style:font-family-complex="'Times New Roman'" fo:background-color="transparent" style:use-window-font-color="true"/>
    </style:style>
    <style:style style:name="T26" style:family="text">
      <style:text-properties fo:font-size="14.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5.00pt" fo:font-weight="normal" fo:font-family="'Times New Roman'" style:font-family-asian="'Times New Roman'" style:font-family-complex="'Times New Roman'" fo:background-color="transparent" style:use-window-font-color="true"/>
    </style:style>
    <style:style style:name="T29" style:family="text">
      <style:text-properties fo:font-size="14.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5.00pt" fo:font-weight="normal" fo:font-family="'Times New Roman'" style:font-family-asian="'Times New Roman'" style:font-family-complex="'Times New Roman'" fo:background-color="transparent" style:use-window-font-color="true"/>
    </style:style>
    <style:style style:name="T32" style:family="text">
      <style:text-properties fo:font-size="14.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5.00pt" fo:font-weight="normal" fo:font-family="'Times New Roman'" style:font-family-asian="'Times New Roman'" style:font-family-complex="'Times New Roman'" fo:background-color="transparent" style:use-window-font-color="true"/>
    </style:style>
    <style:style style:name="T35" style:family="text">
      <style:text-properties fo:font-size="14.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5.00pt" fo:font-weight="normal" fo:font-family="'Times New Roman'" style:font-family-asian="'Times New Roman'" style:font-family-complex="'Times New Roman'" fo:background-color="transparent" style:use-window-font-color="true"/>
    </style:style>
    <style:style style:name="T38" style:family="text">
      <style:text-properties fo:font-size="14.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5.00pt" fo:font-weight="normal" fo:font-family="'Times New Roman'" style:font-family-asian="'Times New Roman'" style:font-family-complex="'Times New Roman'" fo:background-color="transparent" style:use-window-font-color="true"/>
    </style:style>
    <style:style style:name="T41" style:family="text">
      <style:text-properties fo:font-size="14.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8.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4.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5.00pt" fo:font-weight="normal" fo:font-family="'Times New Roman'" style:font-family-asian="'Times New Roman'" style:font-family-complex="'Times New Roman'" fo:background-color="transparent" style:use-window-font-color="true"/>
    </style:style>
    <style:style style:name="T48" style:family="text">
      <style:text-properties fo:font-size="14.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4.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5.00pt" fo:font-weight="normal" fo:font-family="'Times New Roman'" style:font-family-asian="'Times New Roman'" style:font-family-complex="'Times New Roman'" fo:background-color="transparent" style:use-window-font-color="true"/>
    </style:style>
    <style:style style:name="T53" style:family="text">
      <style:text-properties fo:font-size="14.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5.00pt" fo:font-weight="normal" fo:font-family="'Times New Roman'" style:font-family-asian="'Times New Roman'" style:font-family-complex="'Times New Roman'" fo:background-color="transparent" style:use-window-font-color="true"/>
    </style:style>
    <style:style style:name="T56" style:family="text">
      <style:text-properties fo:font-size="14.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5.00pt" fo:font-weight="normal" fo:font-family="'Times New Roman'" style:font-family-asian="'Times New Roman'" style:font-family-complex="'Times New Roman'" fo:background-color="transparent" style:use-window-font-color="true"/>
    </style:style>
    <style:style style:name="T61" style:family="text">
      <style:text-properties fo:font-size="14.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normal" fo:font-family="'Times New Roman'" style:font-family-asian="'Times New Roman'" style:font-family-complex="'Times New Roman'" fo:background-color="transparent" style:use-window-font-color="true"/>
    </style:style>
    <style:style style:name="T64" style:family="text">
      <style:text-properties fo:font-size="14.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5.00pt" fo:font-weight="normal" fo:font-family="'Times New Roman'" style:font-family-asian="'Times New Roman'" style:font-family-complex="'Times New Roman'" fo:background-color="transparent" style:use-window-font-color="true"/>
    </style:style>
    <style:style style:name="T67" style:family="text">
      <style:text-properties fo:font-size="14.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5.00pt" fo:font-weight="normal" fo:font-family="'Times New Roman'" style:font-family-asian="'Times New Roman'" style:font-family-complex="'Times New Roman'" fo:background-color="transparent" style:use-window-font-color="true"/>
    </style:style>
    <style:style style:name="T70" style:family="text">
      <style:text-properties fo:font-size="14.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8.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normal" fo:font-family="'Times New Roman'" style:font-family-asian="'Times New Roman'" style:font-family-complex="'Times New Roman'" fo:background-color="transparent" style:use-window-font-color="true"/>
    </style:style>
    <style:style style:name="T75" style:family="text">
      <style:text-properties fo:font-size="14.00pt" fo:font-weight="normal" fo:font-family="'Times New Roman'" style:font-family-asian="'Times New Roman'" style:font-family-complex="'Times New Roman'" fo:background-color="transparent" style:use-window-font-color="true"/>
    </style:style>
    <style:style style:name="T76" style:family="text">
      <style:text-properties fo:font-size="14.00pt" fo:font-weight="normal" fo:font-family="'Times New Roman'" style:font-family-asian="'Times New Roman'" style:font-family-complex="'Times New Roman'" fo:background-color="transparent" style:use-window-font-color="true"/>
    </style:style>
    <style:style style:name="T7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8" style:family="text">
      <style:text-properties fo:font-size="14.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5.00pt" fo:font-weight="normal" fo:font-family="'Times New Roman'" style:font-family-asian="'Times New Roman'" style:font-family-complex="'Times New Roman'" fo:background-color="transparent" style:use-window-font-color="true"/>
    </style:style>
    <style:style style:name="T81" style:family="text">
      <style:text-properties fo:font-size="14.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5.00pt" fo:font-weight="normal" fo:font-family="'Times New Roman'" style:font-family-asian="'Times New Roman'" style:font-family-complex="'Times New Roman'" fo:background-color="transparent" style:use-window-font-color="true"/>
    </style:style>
    <style:style style:name="T84" style:family="text">
      <style:text-properties fo:font-size="14.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5.00pt" fo:font-weight="normal" fo:font-family="'Times New Roman'" style:font-family-asian="'Times New Roman'" style:font-family-complex="'Times New Roman'" fo:background-color="transparent" style:use-window-font-color="true"/>
    </style:style>
    <style:style style:name="T87" style:family="text">
      <style:text-properties fo:font-size="14.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5.00pt" fo:font-weight="normal" fo:font-family="'Times New Roman'" style:font-family-asian="'Times New Roman'" style:font-family-complex="'Times New Roman'" fo:background-color="transparent" style:use-window-font-color="true"/>
    </style:style>
    <style:style style:name="T90" style:family="text">
      <style:text-properties fo:font-size="14.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normal" fo:font-family="'Times New Roman'" style:font-family-asian="'Times New Roman'" style:font-family-complex="'Times New Roman'" fo:background-color="transparent" style:use-window-font-color="true"/>
    </style:style>
    <style:style style:name="T93" style:family="text">
      <style:text-properties fo:font-size="14.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8.00pt" fo:font-weight="normal" fo:font-family="'Times New Roman'" style:font-family-asian="'Times New Roman'" style:font-family-complex="'Times New Roman'" fo:background-color="transparent" style:use-window-font-color="true"/>
    </style:style>
    <style:style style:name="T96" style:family="text">
      <style:text-properties fo:font-size="14.00pt" fo:font-weight="normal" fo:font-family="'Times New Roman'" style:font-family-asian="'Times New Roman'" style:font-family-complex="'Times New Roman'" fo:background-color="transparent" style:use-window-font-color="true"/>
    </style:style>
    <style:style style:name="T97" style:family="text">
      <style:text-properties fo:font-size="14.00pt" fo:font-weight="normal" fo:font-family="'Times New Roman'" style:font-family-asian="'Times New Roman'" style:font-family-complex="'Times New Roman'" fo:background-color="transparent" style:use-window-font-color="true"/>
    </style:style>
    <style:style style:name="T98" style:family="text">
      <style:text-properties fo:font-size="14.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4.00pt" fo:font-weight="normal" fo:font-family="'Times New Roman'" style:font-family-asian="'Times New Roman'" style:font-family-complex="'Times New Roman'" fo:background-color="transparent" style:use-window-font-color="true"/>
    </style:style>
    <style:style style:name="T101" style:family="text">
      <style:text-properties fo:font-size="14.00pt" fo:font-weight="normal" fo:font-family="'Times New Roman'" style:font-family-asian="'Times New Roman'" style:font-family-complex="'Times New Roman'" fo:background-color="transparent" style:use-window-font-color="true"/>
    </style:style>
    <style:style style:name="T102" style:family="text">
      <style:text-properties fo:font-size="14.00pt" fo:font-weight="normal" fo:font-family="'Times New Roman'" style:font-family-asian="'Times New Roman'" style:font-family-complex="'Times New Roman'" fo:background-color="transparent" style:use-window-font-color="true"/>
    </style:style>
    <style:style style:name="T103" style:family="text">
      <style:text-properties fo:font-size="14.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5.00pt" fo:font-weight="normal" fo:font-family="'Times New Roman'" style:font-family-asian="'Times New Roman'" style:font-family-complex="'Times New Roman'" fo:background-color="transparent" style:use-window-font-color="true"/>
    </style:style>
    <style:style style:name="T106" style:family="text">
      <style:text-properties fo:font-size="14.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4.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4.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4.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4.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4.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4.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4.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4.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4.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4.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4.00pt" fo:font-weight="normal" fo:font-family="'Times New Roman'" style:font-family-asian="'Times New Roman'" style:font-family-complex="'Times New Roman'"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4.00pt" fo:font-weight="normal" fo:font-family="'Times New Roman'" style:font-family-asian="'Times New Roman'" style:font-family-complex="'Times New Roman'"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4.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4.00pt" fo:font-weight="normal"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4.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4.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4.00pt" fo:font-weight="normal" fo:font-family="'Times New Roman'" style:font-family-asian="'Times New Roman'" style:font-family-complex="'Times New Roman'"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4.00pt" fo:font-weight="normal" fo:font-family="'Times New Roman'" style:font-family-asian="'Times New Roman'" style:font-family-complex="'Times New Roman'"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4.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4.00pt" fo:font-weight="normal" fo:font-family="'Times New Roman'" style:font-family-asian="'Times New Roman'" style:font-family-complex="'Times New Roman'"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4.00pt" fo:font-weight="normal" fo:font-family="'Times New Roman'" style:font-family-asian="'Times New Roman'" style:font-family-complex="'Times New Roman'"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4.00pt" fo:font-weight="normal"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4.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4.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4.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4.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4.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4.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4.00pt" fo:font-weight="normal" fo:font-family="'Times New Roman'" style:font-family-asian="'Times New Roman'" style:font-family-complex="'Times New Roman'"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4.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4.00pt" fo:font-weight="normal" fo:font-family="'Times New Roman'" style:font-family-asian="'Times New Roman'" style:font-family-complex="'Times New Roman'"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4.00pt" fo:font-weight="normal" fo:font-family="'Times New Roman'" style:font-family-asian="'Times New Roman'" style:font-family-complex="'Times New Roman'"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4.00pt" fo:font-weight="normal" fo:font-family="'Times New Roman'" style:font-family-asian="'Times New Roman'" style:font-family-complex="'Times New Roman'"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4.00pt" fo:font-weight="normal" fo:font-family="'Times New Roman'" style:font-family-asian="'Times New Roman'" style:font-family-complex="'Times New Roman'"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4.00pt" fo:font-weight="normal"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4.00pt" fo:font-weight="normal"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4.00pt" fo:font-weight="normal"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normal"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4.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4.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4.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4.00pt" fo:font-weight="normal" fo:font-family="'Times New Roman'" style:font-family-asian="'Times New Roman'" style:font-family-complex="'Times New Roman'"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4.00pt" fo:font-weight="normal" fo:font-family="'Times New Roman'" style:font-family-asian="'Times New Roman'" style:font-family-complex="'Times New Roman'"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4.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4.00pt" fo:font-weight="normal" fo:font-family="'Times New Roman'" style:font-family-asian="'Times New Roman'" style:font-family-complex="'Times New Roman'"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4.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4.00pt" fo:font-weight="normal" fo:font-family="'Times New Roman'" style:font-family-asian="'Times New Roman'" style:font-family-complex="'Times New Roman'"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5.00pt" fo:font-weight="normal" fo:font-family="'Times New Roman'" style:font-family-asian="'Times New Roman'" style:font-family-complex="'Times New Roman'" fo:background-color="transparent" style:use-window-font-color="true"/>
    </style:style>
    <style:style style:name="T209" style:family="text">
      <style:text-properties fo:font-size="14.00pt" fo:font-weight="normal" fo:font-family="'Times New Roman'" style:font-family-asian="'Times New Roman'" style:font-family-complex="'Times New Roman'" fo:background-color="transparent" style:use-window-font-color="true"/>
    </style:style>
    <style:style style:name="T210" style:family="text">
      <style:text-properties fo:font-size="15.00pt" fo:font-weight="normal" fo:font-family="'Times New Roman'" style:font-family-asian="'Times New Roman'" style:font-family-complex="'Times New Roman'" fo:background-color="transparent" style:use-window-font-color="true"/>
    </style:style>
    <style:style style:name="T211" style:family="text">
      <style:text-properties fo:font-size="14.00pt" fo:font-weight="normal" fo:font-family="'Times New Roman'" style:font-family-asian="'Times New Roman'" style:font-family-complex="'Times New Roman'" fo:background-color="transparent" style:use-window-font-color="true"/>
    </style:style>
    <style:style style:name="T212" style:family="text">
      <style:text-properties fo:font-size="15.00pt" fo:font-weight="normal" fo:font-family="'Times New Roman'" style:font-family-asian="'Times New Roman'" style:font-family-complex="'Times New Roman'" fo:background-color="transparent" style:use-window-font-color="true"/>
    </style:style>
    <style:style style:name="T213" style:family="text">
      <style:text-properties fo:font-size="14.00pt" fo:font-weight="normal" fo:font-family="'Times New Roman'" style:font-family-asian="'Times New Roman'" style:font-family-complex="'Times New Roman'" fo:background-color="transparent" style:use-window-font-color="true"/>
    </style:style>
    <style:style style:name="T214" style:family="text">
      <style:text-properties fo:font-size="15.00pt" fo:font-weight="normal" fo:font-family="'Times New Roman'" style:font-family-asian="'Times New Roman'" style:font-family-complex="'Times New Roman'" fo:background-color="transparent" style:use-window-font-color="true"/>
    </style:style>
    <style:style style:name="T215" style:family="text">
      <style:text-properties fo:font-size="14.00pt" fo:font-weight="normal"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8.00pt" fo:font-weight="normal" fo:font-family="'Times New Roman'" style:font-family-asian="'Times New Roman'" style:font-family-complex="'Times New Roman'"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5.00pt" fo:font-weight="normal" fo:font-family="'Times New Roman'" style:font-family-asian="'Times New Roman'" style:font-family-complex="'Times New Roman'" fo:background-color="transparent" style:use-window-font-color="true"/>
    </style:style>
    <style:style style:name="T220" style:family="text">
      <style:text-properties fo:font-size="14.00pt" fo:font-weight="normal" fo:font-family="'Times New Roman'" style:font-family-asian="'Times New Roman'" style:font-family-complex="'Times New Roman'"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5.00pt" fo:font-weight="normal" fo:font-family="'Times New Roman'" style:font-family-asian="'Times New Roman'" style:font-family-complex="'Times New Roman'" fo:background-color="transparent" style:use-window-font-color="true"/>
    </style:style>
    <style:style style:name="T223" style:family="text">
      <style:text-properties fo:font-size="14.00pt" fo:font-weight="normal" fo:font-family="'Times New Roman'" style:font-family-asian="'Times New Roman'" style:font-family-complex="'Times New Roman'"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5.00pt" fo:font-weight="normal" fo:font-family="'Times New Roman'" style:font-family-asian="'Times New Roman'" style:font-family-complex="'Times New Roman'" fo:background-color="transparent" style:use-window-font-color="true"/>
    </style:style>
    <style:style style:name="T226" style:family="text">
      <style:text-properties fo:font-size="14.00pt" fo:font-weight="normal" fo:font-family="'Times New Roman'" style:font-family-asian="'Times New Roman'" style:font-family-complex="'Times New Roman'"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4.00pt" fo:font-weight="normal" fo:font-family="'Times New Roman'" style:font-family-asian="'Times New Roman'" style:font-family-complex="'Times New Roman'"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5.00pt" fo:font-weight="normal" fo:font-family="'Times New Roman'" style:font-family-asian="'Times New Roman'" style:font-family-complex="'Times New Roman'" fo:background-color="transparent" style:use-window-font-color="true"/>
    </style:style>
    <style:style style:name="T231" style:family="text">
      <style:text-properties fo:font-size="14.00pt" fo:font-weight="normal" fo:font-family="'Times New Roman'" style:font-family-asian="'Times New Roman'" style:font-family-complex="'Times New Roman'"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8.00pt" fo:font-weight="normal" fo:font-family="'Times New Roman'" style:font-family-asian="'Times New Roman'" style:font-family-complex="'Times New Roman'"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5.00pt" fo:font-weight="normal" fo:font-family="'Times New Roman'" style:font-family-asian="'Times New Roman'" style:font-family-complex="'Times New Roman'" fo:background-color="transparent" style:use-window-font-color="true"/>
    </style:style>
    <style:style style:name="T236" style:family="text">
      <style:text-properties fo:font-size="14.00pt" fo:font-weight="normal" fo:font-family="'Times New Roman'" style:font-family-asian="'Times New Roman'" style:font-family-complex="'Times New Roman'"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5.00pt" fo:font-weight="normal" fo:font-family="'Times New Roman'" style:font-family-asian="'Times New Roman'" style:font-family-complex="'Times New Roman'" fo:background-color="transparent" style:use-window-font-color="true"/>
    </style:style>
    <style:style style:name="T239" style:family="text">
      <style:text-properties fo:font-size="14.00pt" fo:font-weight="normal" fo:font-family="'Times New Roman'" style:font-family-asian="'Times New Roman'" style:font-family-complex="'Times New Roman'"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5.00pt" fo:font-weight="normal" fo:font-family="'Times New Roman'" style:font-family-asian="'Times New Roman'" style:font-family-complex="'Times New Roman'" fo:background-color="transparent" style:use-window-font-color="true"/>
    </style:style>
    <style:style style:name="T242" style:family="text">
      <style:text-properties fo:font-size="14.00pt" fo:font-weight="normal" fo:font-family="'Times New Roman'" style:font-family-asian="'Times New Roman'" style:font-family-complex="'Times New Roman'"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5.00pt" fo:font-weight="normal" fo:font-family="'Times New Roman'" style:font-family-asian="'Times New Roman'" style:font-family-complex="'Times New Roman'" fo:background-color="transparent" style:use-window-font-color="true"/>
    </style:style>
    <style:style style:name="T245" style:family="text">
      <style:text-properties fo:font-size="14.00pt" fo:font-weight="normal" fo:font-family="'Times New Roman'" style:font-family-asian="'Times New Roman'" style:font-family-complex="'Times New Roman'"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5.00pt" fo:font-weight="normal" fo:font-family="'Times New Roman'" style:font-family-asian="'Times New Roman'" style:font-family-complex="'Times New Roman'" fo:background-color="transparent" style:use-window-font-color="true"/>
    </style:style>
    <style:style style:name="T248" style:family="text">
      <style:text-properties fo:font-size="14.00pt" fo:font-weight="normal" fo:font-family="'Times New Roman'" style:font-family-asian="'Times New Roman'" style:font-family-complex="'Times New Roman'"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5.00pt" fo:font-weight="normal" fo:font-family="'Times New Roman'" style:font-family-asian="'Times New Roman'" style:font-family-complex="'Times New Roman'" fo:background-color="transparent" style:use-window-font-color="true"/>
    </style:style>
    <style:style style:name="T251" style:family="text">
      <style:text-properties fo:font-size="14.00pt" fo:font-weight="normal" fo:font-family="'Times New Roman'" style:font-family-asian="'Times New Roman'" style:font-family-complex="'Times New Roman'"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5.00pt" fo:font-weight="normal" fo:font-family="'Times New Roman'" style:font-family-asian="'Times New Roman'" style:font-family-complex="'Times New Roman'" fo:background-color="transparent" style:use-window-font-color="true"/>
    </style:style>
    <style:style style:name="T254" style:family="text">
      <style:text-properties fo:font-size="14.00pt" fo:font-weight="normal" fo:font-family="'Times New Roman'" style:font-family-asian="'Times New Roman'" style:font-family-complex="'Times New Roman'"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normal" fo:font-family="'Times New Roman'" style:font-family-asian="'Times New Roman'" style:font-family-complex="'Times New Roman'" fo:background-color="transparent" style:use-window-font-color="true"/>
    </style:style>
    <style:style style:name="T257" style:family="text">
      <style:text-properties fo:font-size="14.00pt" fo:font-weight="normal" fo:font-family="'Times New Roman'" style:font-family-asian="'Times New Roman'" style:font-family-complex="'Times New Roman'"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8.00pt" fo:font-weight="normal" fo:font-family="'Times New Roman'" style:font-family-asian="'Times New Roman'" style:font-family-complex="'Times New Roman'"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4.00pt" fo:font-weight="normal" fo:font-family="'Times New Roman'" style:font-family-asian="'Times New Roman'" style:font-family-complex="'Times New Roman'"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normal" fo:font-family="'Times New Roman'" style:font-family-asian="'Times New Roman'" style:font-family-complex="'Times New Roman'"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4.00pt" fo:font-weight="normal" fo:font-family="'Times New Roman'" style:font-family-asian="'Times New Roman'" style:font-family-complex="'Times New Roman'"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24.00pt" fo:font-weight="normal" fo:font-family="'Times New Roman'" style:font-family-asian="'Times New Roman'" style:font-family-complex="'Times New Roman'"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8.00pt" fo:font-weight="normal" fo:font-family="'Times New Roman'" style:font-family-asian="'Times New Roman'" style:font-family-complex="'Times New Roman'"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5.00pt" fo:font-weight="normal" fo:font-family="'Times New Roman'" style:font-family-asian="'Times New Roman'" style:font-family-complex="'Times New Roman'" fo:background-color="transparent" style:use-window-font-color="true"/>
    </style:style>
    <style:style style:name="T272" style:family="text">
      <style:text-properties fo:font-size="14.00pt" fo:font-weight="normal" fo:font-family="'Times New Roman'" style:font-family-asian="'Times New Roman'" style:font-family-complex="'Times New Roman'"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5.00pt" fo:font-weight="normal" fo:font-family="'Times New Roman'" style:font-family-asian="'Times New Roman'" style:font-family-complex="'Times New Roman'" fo:background-color="transparent" style:use-window-font-color="true"/>
    </style:style>
    <style:style style:name="T275" style:family="text">
      <style:text-properties fo:font-size="14.00pt" fo:font-weight="normal" fo:font-family="'Times New Roman'" style:font-family-asian="'Times New Roman'" style:font-family-complex="'Times New Roman'"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24.00pt" fo:font-weight="normal" fo:font-family="'Times New Roman'" style:font-family-asian="'Times New Roman'" style:font-family-complex="'Times New Roman'"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5.00pt" fo:font-weight="normal" fo:font-family="'Times New Roman'" style:font-family-asian="'Times New Roman'" style:font-family-complex="'Times New Roman'" fo:background-color="transparent" style:use-window-font-color="true"/>
    </style:style>
    <style:style style:name="T280" style:family="text">
      <style:text-properties fo:font-size="14.00pt" fo:font-weight="normal" fo:font-family="'Times New Roman'" style:font-family-asian="'Times New Roman'" style:font-family-complex="'Times New Roman'"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5.00pt" fo:font-weight="normal" fo:font-family="'Times New Roman'" style:font-family-asian="'Times New Roman'" style:font-family-complex="'Times New Roman'" fo:background-color="transparent" style:use-window-font-color="true"/>
    </style:style>
    <style:style style:name="T283" style:family="text">
      <style:text-properties fo:font-size="14.00pt" fo:font-weight="normal" fo:font-family="'Times New Roman'" style:font-family-asian="'Times New Roman'" style:font-family-complex="'Times New Roman'"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5.00pt" fo:font-weight="normal" fo:font-family="'Times New Roman'" style:font-family-asian="'Times New Roman'" style:font-family-complex="'Times New Roman'" fo:background-color="transparent" style:use-window-font-color="true"/>
    </style:style>
    <style:style style:name="T286" style:family="text">
      <style:text-properties fo:font-size="14.00pt" fo:font-weight="normal" fo:font-family="'Times New Roman'" style:font-family-asian="'Times New Roman'" style:font-family-complex="'Times New Roman'" fo:background-color="transparent" style:use-window-font-color="true"/>
    </style:style>
    <style:style style:name="T287" style:family="text">
      <style:text-properties fo:font-size="24.00pt" fo:font-weight="normal" fo:font-family="'Times New Roman'" style:font-family-asian="'Times New Roman'" style:font-family-complex="'Times New Roman'" fo:background-color="transparent" style:use-window-font-color="true"/>
    </style:style>
    <style:style style:name="T288" style:family="text">
      <style:text-properties fo:font-size="14.00pt" fo:font-weight="normal" fo:font-family="'Times New Roman'" style:font-family-asian="'Times New Roman'" style:font-family-complex="'Times New Roman'" fo:background-color="transparent" style:use-window-font-color="true"/>
    </style:style>
    <style:style style:name="T289" style:family="text">
      <style:text-properties fo:font-size="18.00pt" fo:font-weight="normal" fo:font-family="'Times New Roman'" style:font-family-asian="'Times New Roman'" style:font-family-complex="'Times New Roman'" fo:background-color="transparent" style:use-window-font-color="true"/>
    </style:style>
    <style:style style:name="T290" style:family="text">
      <style:text-properties fo:font-size="14.00pt" fo:font-weight="normal" fo:font-family="'Times New Roman'" style:font-family-asian="'Times New Roman'" style:font-family-complex="'Times New Roman'" fo:background-color="transparent" style:use-window-font-color="true"/>
    </style:style>
    <style:style style:name="T291" style:family="text">
      <style:text-properties fo:font-size="15.00pt" fo:font-weight="normal" fo:font-family="'Times New Roman'" style:font-family-asian="'Times New Roman'" style:font-family-complex="'Times New Roman'" fo:background-color="transparent" style:use-window-font-color="true"/>
    </style:style>
    <style:style style:name="T292" style:family="text">
      <style:text-properties fo:font-size="14.00pt" fo:font-weight="normal" fo:font-family="'Times New Roman'" style:font-family-asian="'Times New Roman'" style:font-family-complex="'Times New Roman'" fo:background-color="transparent" style:use-window-font-color="true"/>
    </style:style>
    <style:style style:name="T293" style:family="text">
      <style:text-properties fo:font-size="15.00pt" fo:font-weight="normal" fo:font-family="'Times New Roman'" style:font-family-asian="'Times New Roman'" style:font-family-complex="'Times New Roman'" fo:background-color="transparent" style:use-window-font-color="true"/>
    </style:style>
    <style:style style:name="T294" style:family="text">
      <style:text-properties fo:font-size="14.00pt" fo:font-weight="normal" fo:font-family="'Times New Roman'" style:font-family-asian="'Times New Roman'" style:font-family-complex="'Times New Roman'" fo:background-color="transparent" style:use-window-font-color="true"/>
    </style:style>
    <style:style style:name="T295" style:family="text">
      <style:text-properties fo:font-size="15.00pt" fo:font-weight="normal" fo:font-family="'Times New Roman'" style:font-family-asian="'Times New Roman'" style:font-family-complex="'Times New Roman'" fo:background-color="transparent" style:use-window-font-color="true"/>
    </style:style>
    <style:style style:name="T296"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style:style style:name="P7" style:family="paragraph">
      <style:paragraph-properties fo:line-height="115.00%" fo:text-align="center"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style:style style:name="P11" style:family="paragraph">
      <style:paragraph-properties fo:line-height="115.00%" fo:text-align="center" fo:margin-bottom="10.00pt"/>
    </style:style>
    <style:style style:name="P12" style:family="paragraph">
      <style:paragraph-properties fo:line-height="115.00%" fo:text-align="left" fo:margin-bottom="10.00pt"/>
    </style:style>
    <style:style style:name="P13" style:family="paragraph">
      <style:paragraph-properties fo:line-height="115.00%" fo:text-align="center"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style:style style:name="P17" style:family="paragraph">
      <style:paragraph-properties fo:line-height="115.00%" fo:text-align="center"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style:style style:name="P21" style:family="paragraph">
      <style:paragraph-properties fo:line-height="115.00%" fo:text-align="center"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style:style style:name="P25" style:family="paragraph">
      <style:paragraph-properties fo:line-height="115.00%" fo:text-align="center"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style:style style:name="P29" style:family="paragraph">
      <style:paragraph-properties fo:line-height="115.00%" fo:text-align="center"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style:style style:name="P33" style:family="paragraph">
      <style:paragraph-properties fo:line-height="115.00%" fo:text-align="center" fo:margin-bottom="10.00pt"/>
    </style:style>
    <style:style style:name="P34" style:family="paragraph">
      <style:paragraph-properties fo:line-height="115.00%" fo:text-align="left" fo:margin-bottom="10.00pt"/>
    </style:style>
    <style:style style:name="P35" style:family="paragraph">
      <style:paragraph-properties fo:line-height="100.00%" fo:text-align="left"/>
    </style:style>
    <style:style style:name="P36" style:family="paragraph">
      <style:paragraph-properties fo:line-height="115.00%" fo:text-align="left" fo:margin-bottom="10.00pt"/>
    </style:style>
    <style:style style:name="P37" style:family="paragraph">
      <style:paragraph-properties fo:line-height="115.00%" fo:text-align="center" fo:margin-bottom="10.00pt"/>
    </style:style>
    <style:style style:name="P38" style:family="paragraph">
      <style:paragraph-properties fo:line-height="115.00%" fo:text-align="left" fo:margin-bottom="10.00pt"/>
    </style:style>
    <style:style style:name="P39" style:family="paragraph">
      <style:paragraph-properties fo:line-height="115.00%" fo:text-align="center" fo:margin-bottom="10.00pt"/>
    </style:style>
    <style:style style:name="P40" style:family="paragraph">
      <style:paragraph-properties fo:line-height="115.00%" fo:text-align="left" fo:margin-bottom="10.00pt"/>
    </style:style>
    <style:style style:name="P41" style:family="paragraph">
      <style:paragraph-properties fo:line-height="115.00%" fo:text-align="center" fo:margin-bottom="10.00pt"/>
    </style:style>
    <style:style style:name="P42" style:family="paragraph">
      <style:paragraph-properties fo:line-height="115.00%" fo:text-align="left" fo:margin-bottom="10.00pt"/>
    </style:style>
    <style:style style:name="P43" style:family="paragraph">
      <style:paragraph-properties fo:line-height="115.00%" fo:text-align="center" fo:margin-bottom="10.00pt"/>
    </style:style>
    <style:style style:name="P44" style:family="paragraph">
      <style:paragraph-properties fo:line-height="115.00%" fo:text-align="left" fo:margin-bottom="10.00pt"/>
    </style:style>
    <style:style style:name="P45" style:family="paragraph">
      <style:paragraph-properties fo:line-height="115.00%" fo:text-align="center" fo:margin-bottom="10.00pt"/>
    </style:style>
    <style:style style:name="P46" style:family="paragraph">
      <style:paragraph-properties fo:line-height="115.00%" fo:text-align="left" fo:margin-bottom="10.00pt"/>
    </style:style>
    <style:style style:name="P47" style:family="paragraph">
      <style:paragraph-properties fo:line-height="115.00%" fo:text-align="center" fo:margin-bottom="10.00pt"/>
    </style:style>
    <style:style style:name="P48" style:family="paragraph">
      <style:paragraph-properties fo:line-height="115.00%" fo:text-align="left" fo:margin-bottom="10.00pt"/>
    </style:style>
    <style:style style:name="P49" style:family="paragraph">
      <style:paragraph-properties fo:line-height="115.00%" fo:text-align="center" fo:margin-bottom="10.00pt"/>
    </style:style>
    <style:style style:name="P50" style:family="paragraph">
      <style:paragraph-properties fo:line-height="115.00%" fo:text-align="left" fo:margin-bottom="10.00pt"/>
    </style:style>
    <style:style style:name="P51" style:family="paragraph">
      <style:paragraph-properties fo:line-height="115.00%" fo:text-align="center" fo:margin-bottom="10.00pt"/>
    </style:style>
    <style:style style:name="P52" style:family="paragraph">
      <style:paragraph-properties fo:line-height="115.00%" fo:text-align="left" fo:margin-bottom="10.00pt"/>
    </style:style>
    <style:style style:name="P53" style:family="paragraph">
      <style:paragraph-properties fo:line-height="115.00%" fo:text-align="center" fo:margin-bottom="10.00pt"/>
    </style:style>
    <style:style style:name="P54" style:family="paragraph">
      <style:paragraph-properties fo:line-height="115.00%" fo:text-align="left" fo:margin-bottom="10.00pt"/>
    </style:style>
    <style:style style:name="P55" style:family="paragraph">
      <style:paragraph-properties fo:line-height="115.00%" fo:text-align="center" fo:margin-bottom="10.00pt"/>
    </style:style>
    <style:style style:name="P56" style:family="paragraph">
      <style:paragraph-properties fo:line-height="115.00%" fo:text-align="left" fo:margin-bottom="10.00pt"/>
    </style:style>
    <style:style style:name="P57" style:family="paragraph">
      <style:paragraph-properties fo:line-height="115.00%" fo:text-align="center" fo:margin-bottom="10.00pt"/>
    </style:style>
    <style:style style:name="P58" style:family="paragraph">
      <style:paragraph-properties fo:line-height="115.00%" fo:text-align="left" fo:margin-bottom="10.00pt"/>
    </style:style>
    <style:style style:name="P59" style:family="paragraph">
      <style:paragraph-properties fo:line-height="115.00%" fo:text-align="center" fo:margin-bottom="10.00pt"/>
    </style:style>
    <style:style style:name="P60" style:family="paragraph">
      <style:paragraph-properties fo:line-height="115.00%" fo:text-align="left" fo:margin-bottom="10.00pt"/>
    </style:style>
    <style:style style:name="P61" style:family="paragraph">
      <style:paragraph-properties fo:line-height="115.00%" fo:text-align="center" fo:margin-bottom="10.00pt"/>
    </style:style>
    <style:style style:name="P62" style:family="paragraph">
      <style:paragraph-properties fo:line-height="115.00%" fo:text-align="left" fo:margin-bottom="10.00pt"/>
    </style:style>
    <style:style style:name="P63" style:family="paragraph">
      <style:paragraph-properties fo:line-height="115.00%" fo:text-align="center" fo:margin-bottom="10.00pt"/>
    </style:style>
    <style:style style:name="P64" style:family="paragraph">
      <style:paragraph-properties fo:line-height="115.00%" fo:text-align="left" fo:margin-bottom="10.00pt"/>
    </style:style>
    <style:style style:name="P65" style:family="paragraph">
      <style:paragraph-properties fo:line-height="100.00%" fo:text-align="left"/>
    </style:style>
    <style:style style:name="P6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67" style:family="paragraph">
      <style:paragraph-properties fo:line-height="100.00%" fo:text-align="center"/>
    </style:style>
    <style:style style:name="P6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1" style:family="paragraph">
      <style:paragraph-properties fo:line-height="100.00%" fo:text-align="left"/>
    </style:style>
    <style:style style:name="P7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3" style:family="paragraph">
      <style:paragraph-properties fo:line-height="100.00%" fo:text-align="left"/>
    </style:style>
    <style:style style:name="P74"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5" style:family="paragraph">
      <style:paragraph-properties fo:line-height="100.00%" fo:text-align="left"/>
    </style:style>
    <style:style style:name="P7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7" style:family="paragraph">
      <style:paragraph-properties fo:line-height="100.00%" fo:text-align="left"/>
    </style:style>
    <style:style style:name="P7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9" style:family="paragraph">
      <style:paragraph-properties fo:line-height="100.00%" fo:text-align="left"/>
    </style:style>
    <style:style style:name="P8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1" style:family="paragraph">
      <style:paragraph-properties fo:line-height="100.00%" fo:text-align="left"/>
    </style:style>
    <style:style style:name="P8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3" style:family="paragraph">
      <style:paragraph-properties fo:line-height="100.00%" fo:text-align="left"/>
    </style:style>
    <style:style style:name="P84"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5" style:family="paragraph">
      <style:paragraph-properties fo:line-height="100.00%" fo:text-align="left"/>
    </style:style>
    <style:style style:name="P8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7" style:family="paragraph">
      <style:paragraph-properties fo:line-height="100.00%" fo:text-align="left"/>
    </style:style>
    <style:style style:name="P8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9" style:family="paragraph">
      <style:paragraph-properties fo:line-height="100.00%" fo:text-align="left"/>
    </style:style>
    <style:style style:name="P9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1" style:family="paragraph">
      <style:paragraph-properties fo:line-height="100.00%" fo:text-align="left"/>
    </style:style>
    <style:style style:name="P9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3" style:family="paragraph">
      <style:paragraph-properties fo:line-height="100.00%" fo:text-align="left"/>
    </style:style>
    <style:style style:name="P94"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5" style:family="paragraph">
      <style:paragraph-properties fo:line-height="100.00%" fo:text-align="left"/>
    </style:style>
    <style:style style:name="P9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7" style:family="paragraph">
      <style:paragraph-properties fo:line-height="100.00%" fo:text-align="left"/>
    </style:style>
    <style:style style:name="P9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9" style:family="paragraph">
      <style:paragraph-properties fo:line-height="100.00%" fo:text-align="left"/>
    </style:style>
    <style:style style:name="P10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1" style:family="paragraph">
      <style:paragraph-properties fo:line-height="100.00%" fo:text-align="left"/>
    </style:style>
    <style:style style:name="P10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3" style:family="paragraph">
      <style:paragraph-properties fo:line-height="100.00%" fo:text-align="left"/>
    </style:style>
    <style:style style:name="P104"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5" style:family="paragraph">
      <style:paragraph-properties fo:line-height="100.00%" fo:text-align="left"/>
    </style:style>
    <style:style style:name="P10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7" style:family="paragraph">
      <style:paragraph-properties fo:line-height="100.00%" fo:text-align="left"/>
    </style:style>
    <style:style style:name="P10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9" style:family="paragraph">
      <style:paragraph-properties fo:line-height="100.00%" fo:text-align="left"/>
    </style:style>
    <style:style style:name="P11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1" style:family="paragraph">
      <style:paragraph-properties fo:line-height="100.00%" fo:text-align="left"/>
    </style:style>
    <style:style style:name="P11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3"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4" style:family="paragraph">
      <style:paragraph-properties fo:line-height="100.00%" fo:text-align="left"/>
    </style:style>
    <style:style style:name="P115"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6" style:family="paragraph">
      <style:paragraph-properties fo:line-height="100.00%" fo:text-align="left"/>
    </style:style>
    <style:style style:name="P117"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8" style:family="paragraph">
      <style:paragraph-properties fo:line-height="115.00%" fo:text-align="lef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style:style style:name="P121" style:family="paragraph">
      <style:paragraph-properties fo:line-height="115.00%" fo:text-align="center" fo:margin-bottom="10.00pt"/>
    </style:style>
    <style:style style:name="P122" style:family="paragraph">
      <style:paragraph-properties fo:line-height="115.00%" fo:text-align="left" fo:margin-bottom="10.00pt"/>
    </style:style>
    <style:style style:name="P123" style:family="paragraph">
      <style:paragraph-properties fo:line-height="115.00%" fo:text-align="center" fo:margin-bottom="10.00pt"/>
    </style:style>
    <style:style style:name="P124" style:family="paragraph">
      <style:paragraph-properties fo:line-height="115.00%" fo:text-align="left" fo:margin-bottom="10.00pt"/>
    </style:style>
    <style:style style:name="P125" style:family="paragraph">
      <style:paragraph-properties fo:line-height="115.00%" fo:text-align="center" fo:margin-bottom="10.00pt"/>
    </style:style>
    <style:style style:name="P126" style:family="paragraph">
      <style:paragraph-properties fo:line-height="115.00%" fo:text-align="left" fo:margin-bottom="10.00pt"/>
    </style:style>
    <style:style style:name="P127" style:family="paragraph">
      <style:paragraph-properties fo:line-height="115.00%" fo:text-align="center" fo:margin-bottom="10.00pt"/>
    </style:style>
    <style:style style:name="P128" style:family="paragraph">
      <style:paragraph-properties fo:line-height="115.00%" fo:text-align="left" fo:margin-bottom="10.00pt"/>
    </style:style>
    <style:style style:name="P129" style:family="paragraph">
      <style:paragraph-properties fo:line-height="115.00%" fo:text-align="center" fo:margin-bottom="10.00pt"/>
    </style:style>
    <style:style style:name="P130" style:family="paragraph">
      <style:paragraph-properties fo:line-height="115.00%" fo:text-align="left" fo:margin-bottom="10.00pt"/>
    </style:style>
    <style:style style:name="P131" style:family="paragraph">
      <style:paragraph-properties fo:line-height="115.00%" fo:text-align="center" fo:margin-bottom="10.00pt"/>
    </style:style>
    <style:style style:name="P132" style:family="paragraph">
      <style:paragraph-properties fo:line-height="115.00%" fo:text-align="left" fo:margin-bottom="10.00pt"/>
    </style:style>
    <style:style style:name="P133" style:family="paragraph">
      <style:paragraph-properties fo:line-height="115.00%" fo:text-align="center" fo:margin-bottom="10.00pt"/>
    </style:style>
    <style:style style:name="P134" style:family="paragraph">
      <style:paragraph-properties fo:line-height="115.00%" fo:text-align="left" fo:margin-bottom="10.00pt"/>
    </style:style>
    <style:style style:name="P135" style:family="paragraph">
      <style:paragraph-properties fo:line-height="115.00%" fo:text-align="center" fo:margin-bottom="10.00pt"/>
    </style:style>
    <style:style style:name="P136" style:family="paragraph">
      <style:paragraph-properties fo:line-height="115.00%" fo:text-align="left" fo:margin-bottom="10.00pt"/>
    </style:style>
    <style:style style:name="P137" style:family="paragraph">
      <style:paragraph-properties fo:line-height="115.00%" fo:text-align="center" fo:margin-bottom="10.00pt"/>
    </style:style>
    <style:style style:name="P138" style:family="paragraph">
      <style:paragraph-properties fo:line-height="115.00%" fo:text-align="left" fo:margin-bottom="10.00pt"/>
    </style:style>
    <style:style style:name="P139" style:family="paragraph">
      <style:paragraph-properties fo:line-height="115.00%" fo:text-align="center" fo:margin-bottom="10.00pt"/>
    </style:style>
    <style:style style:name="P140" style:family="paragraph">
      <style:paragraph-properties fo:line-height="115.00%" fo:text-align="left" fo:margin-bottom="10.00pt"/>
    </style:style>
    <style:style style:name="P141" style:family="paragraph">
      <style:paragraph-properties fo:line-height="115.00%" fo:text-align="center" fo:margin-bottom="10.00pt"/>
    </style:style>
    <style:style style:name="P142" style:family="paragraph">
      <style:paragraph-properties fo:line-height="115.00%" fo:text-align="left" fo:margin-bottom="10.00pt"/>
    </style:style>
    <style:style style:name="P143" style:family="paragraph">
      <style:paragraph-properties fo:line-height="115.00%" fo:text-align="center" fo:margin-bottom="10.00pt"/>
    </style:style>
    <style:style style:name="P144" style:family="paragraph">
      <style:paragraph-properties fo:line-height="115.00%" fo:text-align="left" fo:margin-bottom="10.00pt"/>
    </style:style>
    <style:style style:name="P145" style:family="paragraph">
      <style:paragraph-properties fo:line-height="115.00%" fo:text-align="center"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style:style style:name="P148" style:family="paragraph">
      <style:paragraph-properties fo:line-height="115.00%" fo:text-align="left" fo:margin-bottom="10.00pt"/>
    </style:style>
    <style:style style:name="P149" style:family="paragraph">
      <style:paragraph-properties fo:line-height="115.00%" fo:text-align="center" fo:margin-bottom="10.00pt"/>
    </style:style>
    <style:style style:name="P150" style:family="paragraph">
      <style:paragraph-properties fo:line-height="115.00%" fo:text-align="left" fo:margin-bottom="10.00pt"/>
    </style:style>
    <style:style style:name="P151" style:family="paragraph">
      <style:paragraph-properties fo:line-height="115.00%" fo:text-align="center" fo:margin-bottom="10.00pt"/>
    </style:style>
    <style:style style:name="P152" style:family="paragraph">
      <style:paragraph-properties fo:line-height="115.00%" fo:text-align="left" fo:margin-bottom="10.00pt"/>
    </style:style>
    <style:style style:name="P153" style:family="paragraph">
      <style:paragraph-properties fo:line-height="115.00%" fo:text-align="center" fo:margin-bottom="10.00pt"/>
    </style:style>
    <style:style style:name="P154" style:family="paragraph">
      <style:paragraph-properties fo:line-height="115.00%" fo:text-align="left" fo:margin-bottom="10.00pt"/>
    </style:style>
    <style:style style:name="P155" style:family="paragraph">
      <style:paragraph-properties fo:line-height="115.00%" fo:text-align="center" fo:margin-bottom="10.00pt"/>
    </style:style>
    <style:style style:name="P156" style:family="paragraph">
      <style:paragraph-properties fo:line-height="115.00%" fo:text-align="left" fo:margin-bottom="10.00pt"/>
    </style:style>
    <style:style style:name="P157" style:family="paragraph">
      <style:paragraph-properties fo:line-height="115.00%" fo:text-align="center" fo:margin-bottom="10.00pt"/>
    </style:style>
    <style:style style:name="P158" style:family="paragraph">
      <style:paragraph-properties fo:line-height="115.00%" fo:text-align="left" fo:margin-bottom="10.00pt"/>
    </style:style>
    <style:style style:name="P159" style:family="paragraph">
      <style:paragraph-properties fo:line-height="115.00%" fo:text-align="center" fo:margin-bottom="10.00pt"/>
    </style:style>
    <style:style style:name="P160" style:family="paragraph">
      <style:paragraph-properties fo:line-height="115.00%" fo:text-align="left" fo:margin-bottom="10.00pt"/>
    </style:style>
    <style:style style:name="P161" style:family="paragraph">
      <style:paragraph-properties fo:line-height="115.00%" fo:text-align="center" fo:margin-bottom="10.00pt"/>
    </style:style>
    <style:style style:name="P162" style:family="paragraph">
      <style:paragraph-properties fo:line-height="115.00%" fo:text-align="left" fo:margin-bottom="10.00pt"/>
    </style:style>
    <style:style style:name="P163" style:family="paragraph">
      <style:paragraph-properties fo:line-height="115.00%" fo:text-align="center" fo:margin-bottom="10.00pt"/>
    </style:style>
    <style:style style:name="P164" style:family="paragraph">
      <style:paragraph-properties fo:line-height="115.00%" fo:text-align="left" fo:margin-bottom="10.00pt"/>
    </style:style>
    <style:style style:name="P165" style:family="paragraph">
      <style:paragraph-properties fo:line-height="115.00%" fo:text-align="center" fo:margin-bottom="10.00pt"/>
    </style:style>
    <style:style style:name="P166" style:family="paragraph">
      <style:paragraph-properties fo:line-height="115.00%" fo:text-align="left" fo:margin-bottom="10.00pt"/>
    </style:style>
    <style:style style:name="P167" style:family="paragraph">
      <style:paragraph-properties fo:line-height="115.00%" fo:text-align="center" fo:margin-bottom="10.00pt"/>
    </style:style>
    <style:style style:name="P168" style:family="paragraph">
      <style:paragraph-properties fo:line-height="115.00%" fo:text-align="left" fo:margin-bottom="10.00pt"/>
    </style:style>
    <style:style style:name="P169" style:family="paragraph">
      <style:paragraph-properties fo:line-height="115.00%" fo:text-align="center"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style:style style:name="P172" style:family="paragraph">
      <style:paragraph-properties fo:line-height="115.00%" fo:text-align="left" fo:margin-bottom="10.00pt"/>
    </style:style>
    <style:style style:name="P173" style:family="paragraph">
      <style:paragraph-properties fo:line-height="115.00%" fo:text-align="center" fo:margin-bottom="10.00pt"/>
    </style:style>
    <style:style style:name="P174" style:family="paragraph">
      <style:paragraph-properties fo:line-height="115.00%" fo:text-align="left" fo:margin-bottom="10.00pt"/>
    </style:style>
    <style:style style:name="P175" style:family="paragraph">
      <style:paragraph-properties fo:line-height="115.00%" fo:text-align="center" fo:margin-bottom="10.00pt"/>
    </style:style>
    <style:style style:name="P176" style:family="paragraph">
      <style:paragraph-properties fo:line-height="115.00%" fo:text-align="left" fo:margin-bottom="10.00pt"/>
    </style:style>
    <style:style style:name="P177" style:family="paragraph">
      <style:paragraph-properties fo:line-height="115.00%" fo:text-align="center" fo:margin-bottom="10.00pt"/>
    </style:style>
    <style:style style:name="P178" style:family="paragraph">
      <style:paragraph-properties fo:line-height="115.00%" fo:text-align="left" fo:margin-bottom="10.00pt"/>
    </style:style>
    <style:style style:name="P179" style:family="paragraph">
      <style:paragraph-properties fo:line-height="115.00%" fo:text-align="center"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style:style style:name="TableColumn0100" style:family="table-column">
      <style:table-column-properties style:column-width="3.296528in"/>
    </style:style>
    <style:style style:name="TableColumn0101" style:family="table-column">
      <style:table-column-properties style:column-width="3.297222in"/>
    </style:style>
    <style:style style:name="Table01" style:family="table">
      <style:table-properties style:width="6.5937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8" style:family="table-row">
      <style:table-row-properties/>
    </style:style>
    <style:style style:name="TableCell011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9" style:family="table-row">
      <style:table-row-properties/>
    </style:style>
    <style:style style:name="TableCell011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0" style:family="table-row">
      <style:table-row-properties/>
    </style:style>
    <style:style style:name="TableCell012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1" style:family="table-row">
      <style:table-row-properties/>
    </style:style>
    <style:style style:name="TableCell012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2" style:family="table-row">
      <style:table-row-properties/>
    </style:style>
    <style:style style:name="TableCell012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3" style:family="table-row">
      <style:table-row-properties style:min-row-height="0.295139in"/>
    </style:style>
    <style:style style:name="TableCell012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4" style:family="table-row">
      <style:table-row-properties style:min-row-height="0.295139in"/>
    </style:style>
    <style:style style:name="TableCell012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The hardware description language is EHDL.</text:span></text:p>
      <text:p text:style-name="P1"><text:span text:style-name="T1">Official documentation.</text:span></text:p>
      <text:p text:style-name="P1"><text:span text:style-name="T1">Documentation to the header file</text:span></text:p>
      <text:p text:style-name="P1"><text:span text:style-name="T1">"esl.h " versions 0.12.2 and above.</text:span></text:p>
      <text:p text:style-name="P1"><text:span text:style-name="T1">Edition<text:s/></text:span><text:span text:style-name="T2">№</text:span><text:span text:style-name="T3">12</text:span></text:p>
      <text:p text:style-name="P2"><text:span text:style-name="T4"/></text:p>
      <text:p text:style-name="P3"><text:span text:style-name="T5">An overview of the available functions</text:span></text:p>
      <text:p text:style-name="P4"><text:span text:style-name="T6"/></text:p>
      <text:p text:style-name="P4"><text:span text:style-name="T6"/></text:p>
      <text:p text:style-name="P5"><text:span text:style-name="T7">Section #1 "Logic gates"</text:span></text:p>
      <text:p text:style-name="P6"><text:span text:style-name="T8"/></text:p>
      <text:p text:style-name="P7"><text:span text:style-name="T9">And()</text:span></text:p>
      <text:p text:style-name="P8"><text:span text:style-name="T10">Prototype: int and(usi args [], usi* out);</text:span></text:p>
      <text:p text:style-name="P8"><text:span text:style-name="T10">This function acts as the logical element "And", returns 1 if all elements of args[] are equal to 1, otherwise returns 0. In addition to the values returned by the function, you can get a signal from the output by reading the passed array out, where the result of the function is stored in the last element of the array</text:span><text:span text:style-name="T11">.</text:span></text:p>
      <text:p text:style-name="P8"><text:span text:style-name="T12"/></text:p>
      <text:p text:style-name="P9"><text:span text:style-name="T13">Or()</text:span></text:p>
      <text:p text:style-name="P10"><text:span text:style-name="T14">Prototype: int Or(usi args [], usi* out);</text:span></text:p>
      <text:p text:style-name="P10"><text:span text:style-name="T14">This function acts as a logical element "Or", returns 1 if at least one of the elements of args[] is equal to 1, otherwise returns 0. In addition to the values returned by the function, you can get a signal from the output by reading the passed array out, where the result of the function is stored in the last element of the array.</text:span></text:p>
      <text:p text:style-name="P10"><text:span text:style-name="T15"/></text:p>
      <text:p text:style-name="P11"><text:span text:style-name="T16">Not()</text:span></text:p>
      <text:p text:style-name="P12"><text:span text:style-name="T17">Prototype: int Not(usi i1, usi* out);</text:span></text:p>
      <text:p text:style-name="P12"><text:span text:style-name="T17">This function acts as a Boolean element "Not", returns 1 if the argument is 0, otherwise returns 1. In addition to the values returned by the function, you can get a signal from the output by reading the passed array out, where the result of the function is stored in the last element of the array.</text:span></text:p>
      <text:p text:style-name="P12"><text:span text:style-name="T18"/></text:p>
      <text:p text:style-name="P13"><text:span text:style-name="T19">Nand()</text:span></text:p>
      <text:p text:style-name="P14"><text:span text:style-name="T20">Prototype: int Nand(usi args [], usi len, usi digits);</text:span></text:p>
      <text:p text:style-name="P14"><text:span text:style-name="T20">This function acts as a logical and-Not element, returns 0 if all args[] elements are equal to 1, otherwise returns 1. In addition to the values returned by the function, you can get a signal from the output by reading the passed array out, where the result of the function is stored in the last element of the array.</text:span></text:p>
      <text:p text:style-name="P14"><text:span text:style-name="T21"/></text:p>
      <text:p text:style-name="P15"><text:span text:style-name="T22">Xor()</text:span></text:p>
      <text:p text:style-name="P16"><text:span text:style-name="T23">Prototype: int Xor(usi args [], usi* out);</text:span></text:p>
      <text:p text:style-name="P16"><text:span text:style-name="T23">This function acts as an Exclusive or logical element, returns 1 if one of the args[] elements is 1, otherwise returns 0. In addition to the values returned by the function, you can get a signal from the output by reading the passed array out, where the result of the function is stored in the last element of the array.</text:span></text:p>
      <text:p text:style-name="P16"><text:span text:style-name="T24"/></text:p>
      <text:p text:style-name="P17"><text:span text:style-name="T25">Nor()</text:span></text:p>
      <text:p text:style-name="P18"><text:span text:style-name="T26">Prototype: int Nor(usi args [], usi* out);</text:span></text:p>
      <text:p text:style-name="P18"><text:span text:style-name="T26">This function acts as a logical or-Not element, returns 1 if all args[] elements are 0, otherwise returns 0. In addition to the values returned by the function, you can get a signal from the output by reading the passed array out, where the result of the function is stored in the last element of the array.</text:span></text:p>
      <text:p text:style-name="P18"><text:span text:style-name="T27"/></text:p>
      <text:p text:style-name="P19"><text:span text:style-name="T28">d_trig()</text:span></text:p>
      <text:p text:style-name="P20"><text:span text:style-name="T29">Prototype: int d_trigg(usi dataIn, usi powerIn, usi digits);</text:span></text:p>
      <text:p text:style-name="P20"><text:span text:style-name="T29">This function implements a D-flip-flop. The data argument is an information pin, the powerIn is the pin that is needed to store the data value in the trigger, digits allows you to select the bit width of the registers in which the output will be saved.</text:span></text:p>
      <text:p text:style-name="P20"><text:span text:style-name="T30"/></text:p>
      <text:p text:style-name="P21"><text:span text:style-name="T31">conBuff()</text:span></text:p>
      <text:p text:style-name="P22"><text:span text:style-name="T32">Prototype: int conBuff(usi conSignal, usi mainSignal);</text:span></text:p>
      <text:p text:style-name="P22"><text:span text:style-name="T32">This function implements a controlled diode. The conSignal argument is a control signal. And mainSignal is the main signal. If the control signal is 1 then the output of the diode will be the value of the main signal in the other case at the output 0.</text:span></text:p>
      <text:p text:style-name="P22"><text:span text:style-name="T33"/></text:p>
      <text:p text:style-name="P23"><text:span text:style-name="T34">conInv()</text:span></text:p>
      <text:p text:style-name="P24"><text:span text:style-name="T35">Prototype: int CONV(usi conSignal, usi mainSignal);</text:span></text:p>
      <text:p text:style-name="P24"><text:span text:style-name="T35">This function implements a controlled inverter. The conSignal argument is a control signal. And minSignal is the main signal. If conSignal is 1, the inverter output will be the mainsignal inversion.</text:span></text:p>
      <text:p text:style-name="P24"><text:span text:style-name="T36"/></text:p>
      <text:p text:style-name="P25"><text:span text:style-name="T37">castElm()</text:span></text:p>
      <text:p text:style-name="P26"><text:span text:style-name="T38">Prototype: int castElm(elm e);</text:span></text:p>
      <text:p text:style-name="P26"><text:span text:style-name="T38">This function returns the value from the output of the elm element passed to it.</text:span></text:p>
      <text:p text:style-name="P27"><text:span text:style-name="T39"/></text:p>
      <text:p text:style-name="P27"><text:span text:style-name="T40">customElm43()</text:span></text:p>
      <text:p text:style-name="P28"><text:span text:style-name="T41">Prototype: int customElm43(usi table[4][3], usi i1, usi i2);</text:span></text:p>
      <text:p text:style-name="P28"><text:span text:style-name="T41">This function returns the value from the output of the user element created on the basis of the table of truth passed to it for this element. The arguments i1 and i2 are the inputs of the element. The truth table is 4x3.</text:span></text:p>
      <text:p text:style-name="P28"><text:span text:style-name="T42"/></text:p>
      <text:p text:style-name="P28"><text:span text:style-name="T42"/></text:p>
      <text:p text:style-name="P29"><text:span text:style-name="T43">Section #2 "Other functions"</text:span></text:p>
      <text:p text:style-name="P30"><text:span text:style-name="T44"/></text:p>
      <text:p text:style-name="P31"><text:span text:style-name="T45">setInput()</text:span></text:p>
      <text:p text:style-name="P32"><text:span text:style-name="T45">Prototype: void setInput(usi values [], usi digits);</text:span></text:p>
      <text:p text:style-name="P32"><text:span text:style-name="T45">This function allows you to set the value of Input4 or Input8, the number depends on the value of digits.</text:span></text:p>
      <text:p text:style-name="P33"><text:span text:style-name="T46"/></text:p>
      <text:p text:style-name="P33"><text:span text:style-name="T47">SevenSegmentIndicator()</text:span></text:p>
      <text:p text:style-name="P34"><text:span text:style-name="T48">Prototype: void SevenSegmentIndicator(usi pins[]);</text:span></text:p>
      <text:p text:style-name="P34"><text:span text:style-name="T48">This function is intended for data output using</text:span></text:p>
      <text:p text:style-name="P34"><text:span text:style-name="T48">seven-segment indicator.</text:span></text:p>
      <text:p text:style-name="P34"><text:span text:style-name="T48">Segment location and naming:</text:span></text:p>
      <text:p text:style-name="P35"><text:span text:style-name="T48">_<text:tab/><text:s text:c="5"/>a</text:span></text:p>
      <text:p text:style-name="P35"><text:span text:style-name="T48">|_| ==&gt; b g f<text:s text:c="2"/></text:span></text:p>
      <text:p text:style-name="P35"><text:span text:style-name="T48">|_| .<text:tab/><text:s text:c="2"/>c<text:s text:c="2"/>d e p</text:span></text:p>
      <text:p text:style-name="P35"><text:span text:style-name="T49"/></text:p>
      <text:p text:style-name="P36"><text:span text:style-name="T50">The function expects the register States of the segments. 8 characters long in the following sequence: {a, b, c, d, e, f, g, p}, such sequences are called IC codes.</text:span></text:p>
      <text:p text:style-name="P36"><text:span text:style-name="T50">Note: it is also advisable to print a dot because it also translates the carriage to a new line.</text:span></text:p>
      <text:p text:style-name="P37"><text:span text:style-name="T51"/></text:p>
      <text:p text:style-name="P37"><text:span text:style-name="T52">SSI_SimpleOutput()</text:span></text:p>
      <text:p text:style-name="P38"><text:span text:style-name="T53">Prototype: void SSI_SimpleOutput(char character);</text:span></text:p>
      <text:p text:style-name="P38"><text:span text:style-name="T53">This function takes a symbol which should be output and outputs it.</text:span></text:p>
      <text:p text:style-name="P38"><text:span text:style-name="T53">Available characters are 0-9, A, C, E, F, G, H, J, L, O, P, S, r, U.</text:span></text:p>
      <text:p text:style-name="P38"><text:span text:style-name="T54"/></text:p>
      <text:p text:style-name="P38"><text:span text:style-name="T54"/></text:p>
      <text:p text:style-name="P39"><text:span text:style-name="T55">button()</text:span></text:p>
      <text:p text:style-name="P40"><text:span text:style-name="T56">Prototype: int button();</text:span></text:p>
      <text:p text:style-name="P40"><text:span text:style-name="T56">This function waits for any key to be pressed when the program starts, as soon as the above event occurs, the function returns 1.</text:span></text:p>
      <text:p text:style-name="P40"><text:span text:style-name="T57"/></text:p>
      <text:p text:style-name="P40"><text:span text:style-name="T58">Impulse (in the context of esl.h) is a numeric variable imp which becomes 0 after the operation of any logical element.</text:span></text:p>
      <text:p text:style-name="P40"><text:span text:style-name="T59"/></text:p>
      <text:p text:style-name="P41"><text:span text:style-name="T60">impulse()</text:span></text:p>
      <text:p text:style-name="P42"><text:span text:style-name="T61">Prototype: int impulse(usi doIt);</text:span></text:p>
      <text:p text:style-name="P42"><text:span text:style-name="T61">This function changes the value of the imp on the value of doIt.</text:span></text:p>
      <text:p text:style-name="P43"><text:span text:style-name="T62"/></text:p>
      <text:p text:style-name="P43"><text:span text:style-name="T63">Result()</text:span></text:p>
      <text:p text:style-name="P44"><text:span text:style-name="T64">Prototype: void Result(usi digits);</text:span></text:p>
      <text:p text:style-name="P44"><text:span text:style-name="T64">This function when run, the program displays the values or Input4 Input8 and Output8 Output4 or.</text:span></text:p>
      <text:p text:style-name="P44"><text:span text:style-name="T65"/></text:p>
      <text:p text:style-name="P45"><text:span text:style-name="T66">bus()</text:span></text:p>
      <text:p text:style-name="P46"><text:span text:style-name="T67">Prototype: int bus(usi input [], usi output [], usi lenIn, usi lenOut);</text:span></text:p>
      <text:p text:style-name="P46"><text:span text:style-name="T67">This function implements the bus. I copy the values of the input register to the output register. The lenIn argument is the length of the input, and lenOut is the length of the output. Output length should be greater than or Ravana the length of the input.</text:span></text:p>
      <text:p text:style-name="P47"><text:span text:style-name="T68"/></text:p>
      <text:p text:style-name="P47"><text:span text:style-name="T69">transistor()</text:span></text:p>
      <text:p text:style-name="P48"><text:span text:style-name="T70">Prototype: int transistor(double signalCon, double signalMain);</text:span></text:p>
      <text:p text:style-name="P48"><text:span text:style-name="T70">This function implements the transistor. The signalCon argument is the base of the transistor, and signalMain is the emitter.</text:span></text:p>
      <text:p text:style-name="P48"><text:span text:style-name="T71"/></text:p>
      <text:p text:style-name="P48"><text:span text:style-name="T71"/></text:p>
      <text:p text:style-name="P48"><text:span text:style-name="T71"/></text:p>
      <text:p text:style-name="P49"><text:span text:style-name="T72">Section #3 "the Means to operate the registers"</text:span></text:p>
      <text:p text:style-name="P50"><text:span text:style-name="T73"/></text:p>
      <text:p text:style-name="P50"><text:span text:style-name="T74">A register (in the context of this documentation) is a one<text:s/></text:span><text:span text:style-name="T75">–</text:span><text:span text:style-name="T76"><text:s/>dimensional numeric array with a given length, taking values of only 1, 0 or en, but<text:s/></text:span><text:span text:style-name="T77">IN NO case 14, NEVER</text:span><text:span text:style-name="T78">!</text:span></text:p>
      <text:p text:style-name="P50"><text:span text:style-name="T79"/></text:p>
      <text:p text:style-name="P50"><text:span text:style-name="T79"/></text:p>
      <text:p text:style-name="P51"><text:span text:style-name="T80">regInversion()</text:span></text:p>
      <text:p text:style-name="P52"><text:span text:style-name="T81">Prototype: void regInversion(usi reg [], usi len);</text:span></text:p>
      <text:p text:style-name="P52"><text:span text:style-name="T81">This function inverts the values of the reg [] register passed to it.. The value of the len argument is the length of reg[].</text:span></text:p>
      <text:p text:style-name="P52"><text:span text:style-name="T82"/></text:p>
      <text:p text:style-name="P53"><text:span text:style-name="T83">regSetValue()</text:span></text:p>
      <text:p text:style-name="P54"><text:span text:style-name="T84">Prototype: void regSetValue(usi reg [], usi values[], usi len);</text:span></text:p>
      <text:p text:style-name="P54"><text:span text:style-name="T84">This function allows you to change the values of the reg [] register to the values of the values [] register. The value of the len argument equal to the length of the register reg[], it is important to note that values[] may not be shorter than the reg[].</text:span></text:p>
      <text:p text:style-name="P54"><text:span text:style-name="T85"/></text:p>
      <text:p text:style-name="P54"><text:span text:style-name="T85"/></text:p>
      <text:p text:style-name="P55"><text:span text:style-name="T86">regInc()</text:span></text:p>
      <text:p text:style-name="P56"><text:span text:style-name="T87">Prototype: void regInc(usi reg [], usi len);</text:span></text:p>
      <text:p text:style-name="P56"><text:span text:style-name="T87">This function makes all values in reg [] true. The value of len is equal to the length of the reg [] register being transmitted.</text:span></text:p>
      <text:p text:style-name="P56"><text:span text:style-name="T88"/></text:p>
      <text:p text:style-name="P57"><text:span text:style-name="T89">regDec()</text:span></text:p>
      <text:p text:style-name="P58"><text:span text:style-name="T90">Prototype: void regDec(usi reg [], usi len);</text:span></text:p>
      <text:p text:style-name="P58"><text:span text:style-name="T90">This function give false all values in the register reg[]. The value of len is equal to the length of the reg [] register being transmitted.</text:span></text:p>
      <text:p text:style-name="P58"><text:span text:style-name="T91"/></text:p>
      <text:p text:style-name="P59"><text:span text:style-name="T92">en</text:span></text:p>
      <text:p text:style-name="P60"><text:span text:style-name="T93">This expression indicates the end of the register, so the length of the register is equal to its actual length and +1 for storing en.</text:span></text:p>
      <text:p text:style-name="P60"><text:span text:style-name="T94"/></text:p>
      <text:p text:style-name="P60"><text:span text:style-name="T94"/></text:p>
      <text:p text:style-name="P60"><text:span text:style-name="T94"/></text:p>
      <text:p text:style-name="P61"><text:span text:style-name="T95">Section #4 "Other available tools"</text:span></text:p>
      <text:p text:style-name="P62"><text:span text:style-name="T96">A register (in the context of this documentation) is a one<text:s/></text:span><text:span text:style-name="T97">–</text:span><text:span text:style-name="T98"><text:s/>dimensional numeric array with a specified length that takes only 1, 0, or en values. In esl.h there are built-in registers of 8 elements x2, 16 elements x2, 32 elements x2, 64 elements x2. Built-in functions for working with registers in addition to the built-in ones can perform operations with registers created by you.</text:span></text:p>
      <text:p text:style-name="P62"><text:span text:style-name="T99"/></text:p>
      <text:p text:style-name="P62"><text:span text:style-name="T100">Input and output registers-these registers serve built-in functions.</text:span></text:p>
      <text:p text:style-name="P62"><text:span text:style-name="T100">Input4 / Input8<text:s/></text:span><text:span text:style-name="T101">–</text:span><text:span text:style-name="T102"><text:s/>these registers are intended for input of information as if to set input values for logic elements using these registers, at a call of the Result() function it will be possible to see visually entered and output values from the scheme.</text:span></text:p>
      <text:p text:style-name="P62"><text:span text:style-name="T103">Output4 / Output8 are registers intended for data output, they can be used for a specific method of data output from the scheme.</text:span></text:p>
      <text:p text:style-name="P62"><text:span text:style-name="T104"/></text:p>
      <text:p text:style-name="P63"><text:span text:style-name="T105">IC codes</text:span></text:p>
      <text:p text:style-name="P64"><text:span text:style-name="T106">In esl.h starting with version 0.7 available IC codes the following characters:</text:span></text:p>
      <text:p text:style-name="P64"><text:span text:style-name="T106">IC-indicator code (Indicator code)</text:span></text:p>
      <text:p text:style-name="P65"><text:span text:style-name="T107"/></text:p>
      <text:p text:style-name="P65"><text:span text:style-name="T107"/></text:p>
      <table:table table:style-name="Table01">
        <table:table-column table:style-name="TableColumn0100"/>
        <table:table-column table:style-name="TableColumn0101"/>
        <table:table-row table:style-name="TableRow0100">
          <table:table-cell table:style-name="TableCell010000">
            <text:p text:style-name="P67"><text:span text:style-name="T108">Symbol</text:span><text:span text:style-name="T109"/></text:p>
          </table:table-cell>
          <table:table-cell table:style-name="TableCell010001">
            <text:p text:style-name="P67"><text:span text:style-name="T110">The name of the IC code</text:span><text:span text:style-name="T111"/></text:p>
          </table:table-cell>
        </table:table-row>
        <table:table-row table:style-name="TableRow0101">
          <table:table-cell table:style-name="TableCell010100">
            <text:p text:style-name="P69"><text:span text:style-name="T112">0</text:span><text:span text:style-name="T113"/></text:p>
          </table:table-cell>
          <table:table-cell table:style-name="TableCell010101">
            <text:p text:style-name="P69"><text:span text:style-name="T114">zero</text:span><text:span text:style-name="T115"/></text:p>
          </table:table-cell>
        </table:table-row>
        <table:table-row table:style-name="TableRow0102">
          <table:table-cell table:style-name="TableCell010200">
            <text:p text:style-name="P71"><text:span text:style-name="T116">1</text:span><text:span text:style-name="T117"/></text:p>
          </table:table-cell>
          <table:table-cell table:style-name="TableCell010201">
            <text:p text:style-name="P71"><text:span text:style-name="T118">one</text:span><text:span text:style-name="T119"/></text:p>
          </table:table-cell>
        </table:table-row>
        <table:table-row table:style-name="TableRow0103">
          <table:table-cell table:style-name="TableCell010300">
            <text:p text:style-name="P73"><text:span text:style-name="T120">2</text:span><text:span text:style-name="T121"/></text:p>
          </table:table-cell>
          <table:table-cell table:style-name="TableCell010301">
            <text:p text:style-name="P73"><text:span text:style-name="T122">two</text:span><text:span text:style-name="T123"/></text:p>
          </table:table-cell>
        </table:table-row>
        <table:table-row table:style-name="TableRow0104">
          <table:table-cell table:style-name="TableCell010400">
            <text:p text:style-name="P75"><text:span text:style-name="T124">3</text:span><text:span text:style-name="T125"/></text:p>
          </table:table-cell>
          <table:table-cell table:style-name="TableCell010401">
            <text:p text:style-name="P75"><text:span text:style-name="T126">tree</text:span><text:span text:style-name="T127"/></text:p>
          </table:table-cell>
        </table:table-row>
        <table:table-row table:style-name="TableRow0105">
          <table:table-cell table:style-name="TableCell010500">
            <text:p text:style-name="P77"><text:span text:style-name="T128">4</text:span><text:span text:style-name="T129"/></text:p>
          </table:table-cell>
          <table:table-cell table:style-name="TableCell010501">
            <text:p text:style-name="P77"><text:span text:style-name="T130">four</text:span><text:span text:style-name="T131"/></text:p>
          </table:table-cell>
        </table:table-row>
        <table:table-row table:style-name="TableRow0106">
          <table:table-cell table:style-name="TableCell010600">
            <text:p text:style-name="P79"><text:span text:style-name="T132">5</text:span><text:span text:style-name="T133"/></text:p>
          </table:table-cell>
          <table:table-cell table:style-name="TableCell010601">
            <text:p text:style-name="P79"><text:span text:style-name="T134">five</text:span><text:span text:style-name="T135"/></text:p>
          </table:table-cell>
        </table:table-row>
        <table:table-row table:style-name="TableRow0107">
          <table:table-cell table:style-name="TableCell010700">
            <text:p text:style-name="P81"><text:span text:style-name="T136">6</text:span><text:span text:style-name="T137"/></text:p>
          </table:table-cell>
          <table:table-cell table:style-name="TableCell010701">
            <text:p text:style-name="P81"><text:span text:style-name="T138">six</text:span><text:span text:style-name="T139"/></text:p>
          </table:table-cell>
        </table:table-row>
        <table:table-row table:style-name="TableRow0108">
          <table:table-cell table:style-name="TableCell010800">
            <text:p text:style-name="P83"><text:span text:style-name="T140">7</text:span><text:span text:style-name="T141"/></text:p>
          </table:table-cell>
          <table:table-cell table:style-name="TableCell010801">
            <text:p text:style-name="P83"><text:span text:style-name="T142">seven</text:span><text:span text:style-name="T143"/></text:p>
          </table:table-cell>
        </table:table-row>
        <table:table-row table:style-name="TableRow0109">
          <table:table-cell table:style-name="TableCell010900">
            <text:p text:style-name="P85"><text:span text:style-name="T144">8</text:span><text:span text:style-name="T145"/></text:p>
          </table:table-cell>
          <table:table-cell table:style-name="TableCell010901">
            <text:p text:style-name="P85"><text:span text:style-name="T146">eight</text:span><text:span text:style-name="T147"/></text:p>
          </table:table-cell>
        </table:table-row>
        <table:table-row table:style-name="TableRow0110">
          <table:table-cell table:style-name="TableCell011000">
            <text:p text:style-name="P87"><text:span text:style-name="T148">9</text:span><text:span text:style-name="T149"/></text:p>
          </table:table-cell>
          <table:table-cell table:style-name="TableCell011001">
            <text:p text:style-name="P87"><text:span text:style-name="T150">nine</text:span><text:span text:style-name="T151"/></text:p>
          </table:table-cell>
        </table:table-row>
        <table:table-row table:style-name="TableRow0111">
          <table:table-cell table:style-name="TableCell011100">
            <text:p text:style-name="P89"><text:span text:style-name="T152">A</text:span><text:span text:style-name="T153"/></text:p>
          </table:table-cell>
          <table:table-cell table:style-name="TableCell011101">
            <text:p text:style-name="P89"><text:span text:style-name="T154">lettA</text:span><text:span text:style-name="T155"/></text:p>
          </table:table-cell>
        </table:table-row>
        <table:table-row table:style-name="TableRow0112">
          <table:table-cell table:style-name="TableCell011200">
            <text:p text:style-name="P91"><text:span text:style-name="T156">B</text:span><text:span text:style-name="T157"/></text:p>
          </table:table-cell>
          <table:table-cell table:style-name="TableCell011201">
            <text:p text:style-name="P91"><text:span text:style-name="T158">lettB</text:span><text:span text:style-name="T159"/></text:p>
          </table:table-cell>
        </table:table-row>
        <table:table-row table:style-name="TableRow0113">
          <table:table-cell table:style-name="TableCell011300">
            <text:p text:style-name="P93"><text:span text:style-name="T160">C</text:span><text:span text:style-name="T161"/></text:p>
          </table:table-cell>
          <table:table-cell table:style-name="TableCell011301">
            <text:p text:style-name="P93"><text:span text:style-name="T162">lettC</text:span><text:span text:style-name="T163"/></text:p>
          </table:table-cell>
        </table:table-row>
        <table:table-row table:style-name="TableRow0114">
          <table:table-cell table:style-name="TableCell011400">
            <text:p text:style-name="P95"><text:span text:style-name="T164">E</text:span><text:span text:style-name="T165"/></text:p>
          </table:table-cell>
          <table:table-cell table:style-name="TableCell011401">
            <text:p text:style-name="P95"><text:span text:style-name="T166">lettE</text:span><text:span text:style-name="T167"/></text:p>
          </table:table-cell>
        </table:table-row>
        <table:table-row table:style-name="TableRow0115">
          <table:table-cell table:style-name="TableCell011500">
            <text:p text:style-name="P97"><text:span text:style-name="T168">F</text:span><text:span text:style-name="T169"/></text:p>
          </table:table-cell>
          <table:table-cell table:style-name="TableCell011501">
            <text:p text:style-name="P97"><text:span text:style-name="T170">lettF</text:span><text:span text:style-name="T171"/></text:p>
          </table:table-cell>
        </table:table-row>
        <table:table-row table:style-name="TableRow0116">
          <table:table-cell table:style-name="TableCell011600">
            <text:p text:style-name="P99"><text:span text:style-name="T172">G</text:span><text:span text:style-name="T173"/></text:p>
          </table:table-cell>
          <table:table-cell table:style-name="TableCell011601">
            <text:p text:style-name="P99"><text:span text:style-name="T174">lettG</text:span><text:span text:style-name="T175"/></text:p>
          </table:table-cell>
        </table:table-row>
        <table:table-row table:style-name="TableRow0117">
          <table:table-cell table:style-name="TableCell011700">
            <text:p text:style-name="P101"><text:span text:style-name="T176">H</text:span><text:span text:style-name="T177"/></text:p>
          </table:table-cell>
          <table:table-cell table:style-name="TableCell011701">
            <text:p text:style-name="P101"><text:span text:style-name="T178">lettH</text:span><text:span text:style-name="T179"/></text:p>
          </table:table-cell>
        </table:table-row>
        <table:table-row table:style-name="TableRow0118">
          <table:table-cell table:style-name="TableCell011800">
            <text:p text:style-name="P103"><text:span text:style-name="T180">J</text:span><text:span text:style-name="T181"/></text:p>
          </table:table-cell>
          <table:table-cell table:style-name="TableCell011801">
            <text:p text:style-name="P103"><text:span text:style-name="T182">lettJ</text:span><text:span text:style-name="T183"/></text:p>
          </table:table-cell>
        </table:table-row>
        <table:table-row table:style-name="TableRow0119">
          <table:table-cell table:style-name="TableCell011900">
            <text:p text:style-name="P105"><text:span text:style-name="T184">L</text:span><text:span text:style-name="T185"/></text:p>
          </table:table-cell>
          <table:table-cell table:style-name="TableCell011901">
            <text:p text:style-name="P105"><text:span text:style-name="T186">lettL</text:span><text:span text:style-name="T187"/></text:p>
          </table:table-cell>
        </table:table-row>
        <table:table-row table:style-name="TableRow0120">
          <table:table-cell table:style-name="TableCell012000">
            <text:p text:style-name="P107"><text:span text:style-name="T188">O</text:span><text:span text:style-name="T189"/></text:p>
          </table:table-cell>
          <table:table-cell table:style-name="TableCell012001">
            <text:p text:style-name="P107"><text:span text:style-name="T190">lettO</text:span><text:span text:style-name="T191"/></text:p>
          </table:table-cell>
        </table:table-row>
        <table:table-row table:style-name="TableRow0121">
          <table:table-cell table:style-name="TableCell012100">
            <text:p text:style-name="P109"><text:span text:style-name="T192">P</text:span><text:span text:style-name="T193"/></text:p>
          </table:table-cell>
          <table:table-cell table:style-name="TableCell012101">
            <text:p text:style-name="P109"><text:span text:style-name="T194">lettP</text:span><text:span text:style-name="T195"/></text:p>
          </table:table-cell>
        </table:table-row>
        <table:table-row table:style-name="TableRow0122">
          <table:table-cell table:style-name="TableCell012200">
            <text:p text:style-name="P111"><text:span text:style-name="T196">S</text:span><text:span text:style-name="T197"/></text:p>
          </table:table-cell>
          <table:table-cell table:style-name="TableCell012201">
            <text:p text:style-name="P111"><text:span text:style-name="T198">two</text:span><text:span text:style-name="T199"/></text:p>
          </table:table-cell>
        </table:table-row>
        <table:table-row table:style-name="TableRow0123">
          <table:table-cell table:style-name="TableCell012300">
            <text:p text:style-name="P114"><text:span text:style-name="T200">r</text:span><text:span text:style-name="T201"/></text:p>
          </table:table-cell>
          <table:table-cell table:style-name="TableCell012301">
            <text:p text:style-name="P114"><text:span text:style-name="T202">lettR</text:span><text:span text:style-name="T203"/></text:p>
          </table:table-cell>
        </table:table-row>
        <table:table-row table:style-name="TableRow0124">
          <table:table-cell table:style-name="TableCell012400">
            <text:p text:style-name="P116"><text:span text:style-name="T204">U</text:span><text:span text:style-name="T205"/></text:p>
          </table:table-cell>
          <table:table-cell table:style-name="TableCell012401">
            <text:p text:style-name="P116"><text:span text:style-name="T206">lettU</text:span><text:span text:style-name="T207"/></text:p>
          </table:table-cell>
        </table:table-row>
      </table:table>
      <text:p text:style-name="P118"><text:span text:style-name="T207"/></text:p>
      <text:p text:style-name="P119"><text:span text:style-name="T208">Analog mode</text:span></text:p>
      <text:p text:style-name="P120"><text:span text:style-name="T209">In esl.h from version 0.12.0 available mode analog representations of data. To use this mode, you must change the analogMode variable from 0 to 1. And for the transmission of analog signals in the Function in which the expected digital data plates function toBool passing it an analog signal it is a Ter digital signal. But the signal should not exceed 15. Also, when working with analog mode, change the limit variable to a value higher than 1 and lower than 0.</text:span></text:p>
      <text:p text:style-name="P121"><text:span text:style-name="T210">Input / output</text:span><text:span text:style-name="T211"/></text:p>
      <text:p text:style-name="P122"><text:span text:style-name="T211">In esl.h since version 0.12.2 its I/O system is available it is implemented through:</text:span></text:p>
      <text:p text:style-name="P122"><text:span text:style-name="T211"/></text:p>
      <text:p text:style-name="P123"><text:span text:style-name="T212">input()</text:span><text:span text:style-name="T213"/></text:p>
      <text:p text:style-name="P124"><text:span text:style-name="T213">Prototype: void input(char* storage);</text:span></text:p>
      <text:p text:style-name="P124"><text:span text:style-name="T213">This function implements a simple input of characters / strings.</text:span></text:p>
      <text:p text:style-name="P124"><text:span text:style-name="T213"/></text:p>
      <text:p text:style-name="P125"><text:span text:style-name="T214">output()</text:span><text:span text:style-name="T215"/></text:p>
      <text:p text:style-name="P126"><text:span text:style-name="T215">Prototype: void output(char* data);</text:span></text:p>
      <text:p text:style-name="P126"><text:span text:style-name="T215">This function implements a simple input of characters / strings</text:span></text:p>
      <text:p text:style-name="P126"><text:span text:style-name="T216"/></text:p>
      <text:p text:style-name="P127"><text:span text:style-name="T217">Section #5 " Specialized data types"</text:span></text:p>
      <text:p text:style-name="P128"><text:span text:style-name="T218"/></text:p>
      <text:p text:style-name="P129"><text:span text:style-name="T219">Strings</text:span></text:p>
      <text:p text:style-name="P130"><text:span text:style-name="T220">General appearance: string &lt;name&gt; = {&lt;"text"&gt;, &lt;length&gt;};</text:span></text:p>
      <text:p text:style-name="P130"><text:span text:style-name="T220">Access storke, through the name and str point: &lt;name&gt;.str;</text:span></text:p>
      <text:p text:style-name="P130"><text:span text:style-name="T220">The length of the string is accessed through the name and len through the dot: &lt;name&gt;.size;</text:span></text:p>
      <text:p text:style-name="P130"><text:span text:style-name="T221"/></text:p>
      <text:p text:style-name="P131"><text:span text:style-name="T222">Polytypes</text:span></text:p>
      <text:p text:style-name="P132"><text:span text:style-name="T223">General view, initialization takes place in several steps:</text:span></text:p>
      <text:p text:style-name="P132"><text:span text:style-name="T223">1) poly &lt;name&gt;;</text:span></text:p>
      <text:p text:style-name="P132"><text:span text:style-name="T223">2) to_poly(&lt;name&gt;, &lt;value&gt;);</text:span></text:p>
      <text:p text:style-name="P132"><text:span text:style-name="T223">If you want to store a number in &lt;value&gt; this number is specified in quotation marks (""). If you want to access a number stored in a polytype, you can do so using the following syntax: &lt;name&gt;.real_val; if you need the same number but in the form of text, use the following construction: &lt;name&gt;.ch_val;</text:span></text:p>
      <text:p text:style-name="P132"><text:span text:style-name="T224"/></text:p>
      <text:p text:style-name="P133"><text:span text:style-name="T225">Elements</text:span></text:p>
      <text:p text:style-name="P134"><text:span text:style-name="T226">General view: elm &lt;name&gt; = {&lt;'type'&gt;, &lt;number of inputs &lt;= 10&gt;, &lt;inputs&gt;};</text:span></text:p>
      <text:p text:style-name="P134"><text:span text:style-name="T226">The number of inputs (10) depends on how much of these inputs across function castElm (not to be confused with customElm).</text:span></text:p>
      <text:p text:style-name="P134"><text:span text:style-name="T226">Example: elm test = {'&amp;', 2, 1, 1, 0, 0, 0, 0, 0, 0, 0, 0};</text:span></text:p>
      <text:p text:style-name="P134"><text:span text:style-name="T226">Here ' &amp; ' means that it is an element And, 2 means that the element has only 2 inputs {'&amp;', 2, 1, 1, 0, 0, 0, 0, 0, 0, 0, 0}, and the rest are not used and filled with zeros. The filling is not used pins with zeros MUST ! If another type of element is required, the following is a list of available symbols:</text:span></text:p>
      <text:p text:style-name="P134"><text:span text:style-name="T227"/></text:p>
      <text:p text:style-name="P134"><text:span text:style-name="T228">1. And. ........................................................... '&amp;'</text:span></text:p>
      <text:p text:style-name="P134"><text:span text:style-name="T228">2. OR. ............................................................ '|'</text:span></text:p>
      <text:p text:style-name="P134"><text:span text:style-name="T228">3. NOT. ......................................................... '!'</text:span></text:p>
      <text:p text:style-name="P134"><text:span text:style-name="T228">4. Exclusive - OR (XOR) ................................. '^'</text:span></text:p>
      <text:p text:style-name="P134"><text:span text:style-name="T228">5. Not - And (NAND) ..................................... '~'</text:span></text:p>
      <text:p text:style-name="P134"><text:span text:style-name="T228">6. NOR .......................................................... '#'</text:span></text:p>
      <text:p text:style-name="P134"><text:span text:style-name="T229"/></text:p>
      <text:p text:style-name="P135"><text:span text:style-name="T230">usi</text:span></text:p>
      <text:p text:style-name="P136"><text:span text:style-name="T231">usi is short for unsigned short int. Widely used in EHDL_MWE for optimization.</text:span></text:p>
      <text:p text:style-name="P136"><text:span text:style-name="T232"/></text:p>
      <text:p text:style-name="P136"><text:span text:style-name="T232"/></text:p>
      <text:p text:style-name="P137"><text:span text:style-name="T233">Section #6 " Special operators"</text:span></text:p>
      <text:p text:style-name="P138"><text:span text:style-name="T234"/></text:p>
      <text:p text:style-name="P139"><text:span text:style-name="T235">and</text:span></text:p>
      <text:p text:style-name="P140"><text:span text:style-name="T236">General appearance: &lt;operand_1&gt; and &lt;operand_2&gt;</text:span></text:p>
      <text:p text:style-name="P140"><text:span text:style-name="T236">Returns 1 only if both operands are not 0.</text:span></text:p>
      <text:p text:style-name="P140"><text:span text:style-name="T237"/></text:p>
      <text:p text:style-name="P141"><text:span text:style-name="T238">or</text:span></text:p>
      <text:p text:style-name="P142"><text:span text:style-name="T239">General appearance: &lt;operand_1&gt; or &lt;operand_2&gt;</text:span></text:p>
      <text:p text:style-name="P142"><text:span text:style-name="T239">Returns 1 only if one or both operands are 1.</text:span></text:p>
      <text:p text:style-name="P142"><text:span text:style-name="T240"/></text:p>
      <text:p text:style-name="P143"><text:span text:style-name="T241">not</text:span></text:p>
      <text:p text:style-name="P144"><text:span text:style-name="T242">General appearance: not &lt;operand_1&gt;</text:span></text:p>
      <text:p text:style-name="P144"><text:span text:style-name="T242">Returns 1 only if the operand is 0.</text:span></text:p>
      <text:p text:style-name="P144"><text:span text:style-name="T243"/></text:p>
      <text:p text:style-name="P145"><text:span text:style-name="T244">xor</text:span></text:p>
      <text:p text:style-name="P146"><text:span text:style-name="T245">General appearance: &lt;operand_1&gt; xor &lt;operand_2&gt;</text:span></text:p>
      <text:p text:style-name="P146"><text:span text:style-name="T245">Returns 1 only if both operands are not equal to 1 and both operands are not equal to 0.</text:span></text:p>
      <text:p text:style-name="P146"><text:span text:style-name="T246"/></text:p>
      <text:p text:style-name="P147"><text:span text:style-name="T247">shir</text:span></text:p>
      <text:p text:style-name="P148"><text:span text:style-name="T248">From (shift right), General view: &lt;operand_1&gt; shir &lt;operand_2&gt;</text:span></text:p>
      <text:p text:style-name="P148"><text:span text:style-name="T248">Shifts &lt;operand_1&gt; by &lt;operand_2 &gt; bits to the right.</text:span></text:p>
      <text:p text:style-name="P148"><text:span text:style-name="T249"/></text:p>
      <text:p text:style-name="P149"><text:span text:style-name="T250">shil</text:span></text:p>
      <text:p text:style-name="P150"><text:span text:style-name="T251">From (shift left), General view: &lt;operand_1&gt; shil &lt;operand_2&gt;</text:span></text:p>
      <text:p text:style-name="P150"><text:span text:style-name="T251">Shifts &lt;operand_1&gt; by &lt;operand_2 &gt; bits to the left.</text:span></text:p>
      <text:p text:style-name="P150"><text:span text:style-name="T252"/></text:p>
      <text:p text:style-name="P151"><text:span text:style-name="T253">$()</text:span></text:p>
      <text:p text:style-name="P152"><text:span text:style-name="T254">General appearance: &lt;operand_1&gt; $(&lt;operand_2&gt;)</text:span></text:p>
      <text:p text:style-name="P152"><text:span text:style-name="T254">Increases &lt;operand_1&gt; &lt;operand_2&gt;.</text:span></text:p>
      <text:p text:style-name="P152"><text:span text:style-name="T255"/></text:p>
      <text:p text:style-name="P153"><text:span text:style-name="T256">_()</text:span></text:p>
      <text:p text:style-name="P154"><text:span text:style-name="T257">General appearance: &lt;operand_1&gt; _(&lt;operand_2&gt;)</text:span></text:p>
      <text:p text:style-name="P154"><text:span text:style-name="T257">Reduce &lt;operand_1&gt; &lt;operand_2&gt;.</text:span></text:p>
      <text:p text:style-name="P154"><text:span text:style-name="T258"/></text:p>
      <text:p text:style-name="P154"><text:span text:style-name="T258"/></text:p>
      <text:p text:style-name="P155"><text:span text:style-name="T259">Section #7 " error Types"</text:span></text:p>
      <text:p text:style-name="P156"><text:span text:style-name="T260"/></text:p>
      <text:p text:style-name="P156"><text:span text:style-name="T261">In EHDL since version 0.11.1 the additional system of search of errors is entered. At this point, you may encounter only two types of errors.</text:span></text:p>
      <text:p text:style-name="P156"><text:span text:style-name="T262"/></text:p>
      <text:p text:style-name="P156"><text:span text:style-name="T263">Type 1. This error code-named BTE (Bool Type Error), the error occurs when you try to transfer the analog value to where expected digital.</text:span></text:p>
      <text:p text:style-name="P156"><text:span text:style-name="T264"/></text:p>
      <text:p text:style-name="P156"><text:span text:style-name="T265">Type 2. These are errors codenamed PVE (Polytype Value Error), they occur when interacting with the polytype it turns out that the values of the polytype fields are different when reduced to numbers.</text:span></text:p>
      <text:p text:style-name="P156"><text:span text:style-name="T266"/></text:p>
      <text:p text:style-name="P157"><text:span text:style-name="T267">Standard debugger EHDL_MWE</text:span></text:p>
      <text:p text:style-name="P157"><text:span text:style-name="T267">Documentation for the esd header file.h version 1.0 and above.</text:span></text:p>
      <text:p text:style-name="P158"><text:span text:style-name="T268"/></text:p>
      <text:p text:style-name="P159"><text:span text:style-name="T269">Section #1 " Debugger"</text:span></text:p>
      <text:p text:style-name="P160"><text:span text:style-name="T270"/></text:p>
      <text:p text:style-name="P161"><text:span text:style-name="T271">go()</text:span></text:p>
      <text:p text:style-name="P162"><text:span text:style-name="T272">Prototype: void go(int block1, int block2, int block3, int block4);</text:span></text:p>
      <text:p text:style-name="P162"><text:span text:style-name="T272">This function runs the code block defined by the arguments. If blockn is not set to 0, this block will be executed.</text:span></text:p>
      <text:p text:style-name="P163"><text:span text:style-name="T273"/></text:p>
      <text:p text:style-name="P163"><text:span text:style-name="T274">part1 () / part2 () / part3 () / part4()</text:span></text:p>
      <text:p text:style-name="P164"><text:span text:style-name="T275">Prototypes: void partner (); (n is a number, 1 &lt;= n &lt;= 4)</text:span></text:p>
      <text:p text:style-name="P164"><text:span text:style-name="T275">These functions are blocks of code executed by go(). All blocks used must be defined.</text:span></text:p>
      <text:p text:style-name="P164"><text:span text:style-name="T276"/></text:p>
      <text:p text:style-name="P164"><text:span text:style-name="T276"/></text:p>
      <text:p text:style-name="P164"><text:span text:style-name="T276"/></text:p>
      <text:p text:style-name="P165"><text:span text:style-name="T277">Additional native library file EHDL_MWE ael.h</text:span></text:p>
      <text:p text:style-name="P165"><text:span text:style-name="T277">Documentation.</text:span></text:p>
      <text:p text:style-name="P166"><text:span text:style-name="T278"/></text:p>
      <text:p text:style-name="P167"><text:span text:style-name="T279">summator()</text:span></text:p>
      <text:p text:style-name="P168"><text:span text:style-name="T280">Prototype: void summator(usi p, usi a, usi b, usi* s, usi* pi);</text:span></text:p>
      <text:p text:style-name="P168"><text:span text:style-name="T280">This function implements the adder.</text:span></text:p>
      <text:p text:style-name="P168"><text:span text:style-name="T281"/></text:p>
      <text:p text:style-name="P169"><text:span text:style-name="T282">halfadder()</text:span></text:p>
      <text:p text:style-name="P170"><text:span text:style-name="T283">Prototype: void halfadder(usi x, usi y, usi* s, usi* c);</text:span></text:p>
      <text:p text:style-name="P170"><text:span text:style-name="T283">This function implements a half-accumulator.</text:span></text:p>
      <text:p text:style-name="P170"><text:span text:style-name="T284"/></text:p>
      <text:p text:style-name="P171"><text:span text:style-name="T285">major()</text:span></text:p>
      <text:p text:style-name="P172"><text:span text:style-name="T286">Prototype: void major(x1 usi, usi x2, x3, usi, usi* y);</text:span></text:p>
      <text:p text:style-name="P172"><text:span text:style-name="T286">This function implements the majority element.</text:span></text:p>
      <text:p text:style-name="P172"><text:span text:style-name="T286"/></text:p>
      <text:p text:style-name="P173"><text:span text:style-name="T287">The hardware description language tec.</text:span></text:p>
      <text:p text:style-name="P173"><text:span text:style-name="T287">Documentation for the header file tec.h</text:span></text:p>
      <text:p text:style-name="P174"><text:span text:style-name="T288"/></text:p>
      <text:p text:style-name="P175"><text:span text:style-name="T289">Section #1 " Built-in tools"<text:s/></text:span><text:span text:style-name="T290"/></text:p>
      <text:p text:style-name="P176"><text:span text:style-name="T290"/></text:p>
      <text:p text:style-name="P177"><text:span text:style-name="T291">table()</text:span><text:span text:style-name="T292"/></text:p>
      <text:p text:style-name="P178"><text:span text:style-name="T292">Prototype: int table(int tab[4][3], int i1, int i2);</text:span></text:p>
      <text:p text:style-name="P178"><text:span text:style-name="T292">This function is similar to table43 () in esl.http</text:span></text:p>
      <text:p text:style-name="P178"><text:span text:style-name="T292"/></text:p>
      <text:p text:style-name="P179"><text:span text:style-name="T293">flash</text:span><text:span text:style-name="T294"/></text:p>
      <text:p text:style-name="P180"><text:span text:style-name="T294">This is a very fast data type, is a number.</text:span></text:p>
      <text:p text:style-name="P180"><text:span text:style-name="T294"/></text:p>
      <text:p text:style-name="P181"><text:span text:style-name="T295">quick</text:span><text:span text:style-name="T296"/></text:p>
      <text:p text:style-name="P182"><text:span text:style-name="T296">This is an unsigned short i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